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'Palatino Linotype', 'Book Antiqua', Palatino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.397cm" style:auto-text-indent="false"/>
      <style:text-properties fo:font-variant="normal" fo:text-transform="none" fo:color="#000000" style:font-name="Open Sans" fo:font-size="9.7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.397cm" style:auto-text-indent="false"/>
    </style:style>
    <style:style style:name="P3" style:family="paragraph" style:parent-style-name="Text_20_body">
      <style:paragraph-properties fo:margin-left="0cm" fo:margin-right="0cm" fo:text-indent="0.265cm" style:auto-text-indent="false"/>
    </style:style>
    <style:style style:name="P4" style:family="paragraph" style:parent-style-name="Heading_20_2">
      <style:text-properties fo:font-variant="normal" fo:text-transform="none" fo:color="#000000" style:font-name="Open Sans" fo:font-size="13.5pt" fo:letter-spacing="normal" fo:font-style="normal" fo:font-weight="normal"/>
    </style:style>
    <style:style style:name="T1" style:family="text">
      <style:text-properties fo:font-variant="normal" fo:text-transform="none" fo:color="#000000" style:font-name="Open Sans" fo:font-size="9.7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<text:bookmark text:name="91"/>Коммуникативная функция Интернета</text:h>
      <text:p text:style-name="P1">Средства коммуникации, по определению, призваны связывать людей, служить средствами их общения. Массовые коммуникации служат средством связи для массового субъекта.</text:p>
      <text:p text:style-name="P1">Коммуникация посредством Интернет устроена таким образом, что на одном полюсе действует профессиональный производитель информации, а на другом всегда остается массовый субъект - заранее неопределенное по численности множество анонимных пользователей. К анонимности зачастую тяготеет даже полюс производства информации, такова сила ее природы в этой медийной среде. Недаром в Интернет так много сведений, происхождение которых не установлено. Заново это было осознанно с появлением флэш- и смарт-мобов, где анонимность возведена в принцип Мень Е.</text:p>
      <text:p text:style-name="P1">В силу анонимности разворачивается царство вымышленных персонажей, сменяемых и устойчивых масок. Разумеется, различного рода подмены, неопознанность участников общения имеет место и в традиционных СМИ.</text:p>
      <text:p text:style-name="P1">Интернет-технология делает коммуникацию трансграничной. Общение перестает быть привязанным к местоположению общающихся. На этой основе Интернет может выполнять социально-креативную функцию, то есть формировать новые общности с единой информационной базой и общим ценностно-нормативным фундаментом. Общая направленность развития средств распространения информации состоит в утверждении гетерархического (горизонтального, равноправного) порядка на месте иерархического (вертикального, с доминированием одного из субъектов общения). Происходит переход от односторонней к двухсторонней модели коммуникации.</text:p>
      <text:p text:style-name="P1">В условиях Интернета аудитория может участвовать в производстве и обмене информацией, в том числе и между собой. Аудитория перестает (если захочет) быть только получателем сообщений. Однако здесь использование интерактивных возможностей никогда не преодолеет естественного разделения ролей.</text:p>
      <text:p text:style-name="P1">В сетевой интерактивности выделяют три аспекта: «люди и документы» (возможность для пользователя формировать и реализовывать запрос на информацию), «люди и технология» (приспособленность, удобство информационной технологии для пользователей) и наиболее интересный для социолога аспект «люди и люди». В последнем случае речь идет о приспособленности данной коммуникации к двустороннему общению, о социальных технологиях общения, которые помогают достижению позитивных социальных целей; о том, как реализуется возможность коммуникации между журналистами, обществом, властью и бизнесом - основными субъектами, выделяемыми в анализе функционирования современного общества.</text:p>
      <text:p text:style-name="P2"><text:span text:style-name="T1">Анализируя коммуникативную функцию Интернет, следует различать понятия «интерактивность» и «обратная связь». Первое шире второго. Обратная связь - это реакция, отклик субъекта на информационное воздействие. Именно в этом качестве в Интернет пока чаще всего используется функция «форум». Да и показатели посещаемости тоже выступают в роли обратной связи: свидетельствуют о том, заинтересовались ли сайтом и его контентом пользователи. Интерактивность же предполагает и другие возможности: контроля пользователя над содержанием (запрос, оценка), участия в его формировании через постановку проблем для освещения и обсуждения, инициативу в обсуждении, авторство, обмен мнениями с другими пользователями и т.п. Некоторые возможности такого рода могут использоваться и в традиционных СМИ. Но чего уж там никогда не было - так это возможности общения по горизонтали, между пользователями.</text:span></text:p>
      <text:p text:style-name="P1">Однако потенциал новой технологии реализуется только через активность людей.</text:p>
      <text:p text:style-name="P1">Коммуникации, в которых у субъектов, представляющих два полюса коммуникации, есть возможность и отправлять и получать сообщения, а значит, есть взаимообратимость их ролей. Г. Лассуэлл предложил называть их двусторонними. В СМИ взаимообратимость никогда не может быть полной.</text:p>
      <text:p text:style-name="P1"><text:soft-page-break/>Однако степень жесткости поляризации может быть различной. Можно различить каналы массовой информации, построенные по одностороннему, монологичному или двухстороннему, диалогичному принципу. Американский исследователь выделяет три уровня интерактивности:</text:p>
      <text:p text:style-name="P1">1. двухсторонняя;</text:p>
      <text:p text:style-name="P1">2. реактивная, или квазиинтерактивная коммуникация, где один полюс получает сообщения о реакции другого (то есть, имеет место обратная связь;</text:p>
      <text:p text:style-name="P1">3. полностью интерактивная коммуникация, где все субъекты коммуникации могут участвовать в обмене информацией «на равных».</text:p>
      <text:p text:style-name="P1">Наследуя обретенные традиционными СМИ формы обратной связи и общую свою способность к интерактивности, Интернет может развивать их до уровня истинной двусторонности, действительной интерактивности, то есть до сочетания синхронной (одновременной) и асинхронной (неодновременной) обратной связи, с одной стороны, и возможности обмена информацией между пользователями, то есть истинной двусторонности, - с другой. Все это происходит в одной и той же медийной сетевой среде, что, конечно же, облегчает для пользователя овладение всеми предоставляемыми возможностям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'Palatino Linotype', 'Book Antiqua', Palatino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6T18:31:02.851705633</meta:creation-date>
    <dc:date>2020-02-16T18:37:52.292746357</dc:date>
    <meta:editing-duration>PT6M51S</meta:editing-duration>
    <meta:editing-cycles>1</meta:editing-cycles>
    <meta:document-statistic meta:table-count="0" meta:image-count="0" meta:object-count="0" meta:page-count="2" meta:paragraph-count="15" meta:word-count="589" meta:character-count="4831" meta:non-whitespace-character-count="4257"/>
    <meta:generator>LibreOffice/6.2.8.2$Linux_X86_64 LibreOffice_project/20$Build-2</meta:generator>
  </office:meta>
</office:document-meta>
</file>